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1cd" officeooo:paragraph-rsid="000851cd"/>
    </style:style>
    <style:style style:name="P2" style:family="paragraph" style:parent-style-name="Standard">
      <style:text-properties officeooo:rsid="000e7a66" officeooo:paragraph-rsid="000e7a66"/>
    </style:style>
    <style:style style:name="P3" style:family="paragraph" style:parent-style-name="Standard">
      <style:text-properties officeooo:rsid="0010a3a6" officeooo:paragraph-rsid="0010a3a6"/>
    </style:style>
    <style:style style:name="P4" style:family="paragraph" style:parent-style-name="Standard">
      <style:text-properties fo:font-size="12pt" officeooo:rsid="0010a3a6" officeooo:paragraph-rsid="0010a3a6" style:font-size-asian="10.5pt" style:font-size-complex="12pt"/>
    </style:style>
    <style:style style:name="P5" style:family="paragraph" style:parent-style-name="Standard">
      <style:text-properties fo:font-size="12pt" officeooo:rsid="001480e0" officeooo:paragraph-rsid="001480e0" style:font-size-asian="10.5pt" style:font-size-complex="12pt"/>
    </style:style>
    <style:style style:name="P6" style:family="paragraph" style:parent-style-name="Standard">
      <style:text-properties fo:font-size="12pt" officeooo:rsid="0014c75f" officeooo:paragraph-rsid="0014c75f" style:font-size-asian="10.5pt" style:font-size-complex="12pt"/>
    </style:style>
    <style:style style:name="P7" style:family="paragraph" style:parent-style-name="Standard">
      <style:text-properties fo:font-size="12pt" officeooo:rsid="0016f0fa" officeooo:paragraph-rsid="0016f0fa" style:font-size-asian="10.5pt" style:font-size-complex="12pt"/>
    </style:style>
    <style:style style:name="P8" style:family="paragraph" style:parent-style-name="Standard">
      <style:text-properties fo:font-size="12pt" officeooo:rsid="001832e5" officeooo:paragraph-rsid="001832e5" style:font-size-asian="10.5pt" style:font-size-complex="12pt"/>
    </style:style>
    <style:style style:name="P9" style:family="paragraph" style:parent-style-name="Standard">
      <style:text-properties fo:font-size="12pt" officeooo:rsid="00184059" officeooo:paragraph-rsid="00184059" style:font-size-asian="10.5pt" style:font-size-complex="12pt"/>
    </style:style>
    <style:style style:name="P10" style:family="paragraph" style:parent-style-name="Standard">
      <style:text-properties fo:font-size="12pt" officeooo:rsid="001a26d9" officeooo:paragraph-rsid="001a26d9" style:font-size-asian="10.5pt" style:font-size-complex="12pt"/>
    </style:style>
    <style:style style:name="P11" style:family="paragraph" style:parent-style-name="Standard">
      <style:text-properties fo:font-size="12pt" officeooo:rsid="001bd838" officeooo:paragraph-rsid="001bd838" style:font-size-asian="10.5pt" style:font-size-complex="12pt"/>
    </style:style>
    <style:style style:name="P12" style:family="paragraph" style:parent-style-name="Standard">
      <style:text-properties officeooo:rsid="00131c6e" officeooo:paragraph-rsid="00131c6e"/>
    </style:style>
    <style:style style:name="P13" style:family="paragraph" style:parent-style-name="Standard">
      <style:text-properties fo:font-size="12pt" officeooo:rsid="00184059" officeooo:paragraph-rsid="00184059" style:font-size-asian="10.5pt" style:font-size-complex="12pt"/>
    </style:style>
    <style:style style:name="P14" style:family="paragraph" style:parent-style-name="Standard">
      <style:text-properties fo:font-size="12pt" officeooo:rsid="001f7185" officeooo:paragraph-rsid="001f7185" style:font-size-asian="10.5pt" style:font-size-complex="12pt"/>
    </style:style>
    <style:style style:name="P15" style:family="paragraph" style:parent-style-name="Standard">
      <style:text-properties fo:font-size="12pt" officeooo:rsid="002045e1" officeooo:paragraph-rsid="002045e1" style:font-size-asian="10.5pt" style:font-size-complex="12pt"/>
    </style:style>
    <style:style style:name="P16" style:family="paragraph" style:parent-style-name="Standard">
      <style:text-properties fo:font-size="12pt" officeooo:rsid="0020d27b" officeooo:paragraph-rsid="0020d27b" style:font-size-asian="10.5pt" style:font-size-complex="12pt"/>
    </style:style>
    <style:style style:name="P17" style:family="paragraph" style:parent-style-name="Standard">
      <style:text-properties fo:font-size="12pt" officeooo:rsid="002325b2" officeooo:paragraph-rsid="002325b2" style:font-size-asian="10.5pt" style:font-size-complex="12pt"/>
    </style:style>
    <style:style style:name="P18" style:family="paragraph" style:parent-style-name="Standard">
      <style:text-properties fo:font-size="12pt" officeooo:rsid="00237327" officeooo:paragraph-rsid="00237327" style:font-size-asian="10.5pt" style:font-size-complex="12pt"/>
    </style:style>
    <style:style style:name="P19" style:family="paragraph" style:parent-style-name="Standard">
      <style:text-properties fo:font-size="12pt" officeooo:rsid="00237327" officeooo:paragraph-rsid="0024d7bd" style:font-size-asian="10.5pt" style:font-size-complex="12pt"/>
    </style:style>
    <style:style style:name="P20" style:family="paragraph" style:parent-style-name="Standard">
      <style:text-properties fo:font-size="12pt" officeooo:rsid="00259baa" officeooo:paragraph-rsid="00259baa" style:font-size-asian="10.5pt" style:font-size-complex="12pt"/>
    </style:style>
    <style:style style:name="P21" style:family="paragraph" style:parent-style-name="Standard">
      <style:text-properties fo:font-size="12pt" officeooo:rsid="00269036" officeooo:paragraph-rsid="00269036" style:font-size-asian="10.5pt" style:font-size-complex="12pt"/>
    </style:style>
    <style:style style:name="P22" style:family="paragraph" style:parent-style-name="Standard">
      <style:text-properties fo:font-size="12pt" officeooo:rsid="0027a0be" officeooo:paragraph-rsid="0027a0be" style:font-size-asian="10.5pt" style:font-size-complex="12pt"/>
    </style:style>
    <style:style style:name="P23" style:family="paragraph" style:parent-style-name="Standard">
      <style:text-properties fo:font-size="12pt" officeooo:rsid="002824a1" officeooo:paragraph-rsid="002824a1" style:font-size-asian="10.5pt" style:font-size-complex="12pt"/>
    </style:style>
    <style:style style:name="P24" style:family="paragraph" style:parent-style-name="Standard">
      <style:text-properties fo:font-size="12pt" officeooo:rsid="0029ed4a" officeooo:paragraph-rsid="0029ed4a" style:font-size-asian="10.5pt" style:font-size-complex="12pt"/>
    </style:style>
    <style:style style:name="P25" style:family="paragraph" style:parent-style-name="Standard">
      <style:text-properties fo:font-size="12pt" officeooo:rsid="002c6f36" officeooo:paragraph-rsid="002c6f36" style:font-size-asian="10.5pt" style:font-size-complex="12pt"/>
    </style:style>
    <style:style style:name="P26" style:family="paragraph" style:parent-style-name="Standard">
      <style:text-properties fo:font-size="12pt" officeooo:rsid="00305ede" officeooo:paragraph-rsid="00305ede" style:font-size-asian="10.5pt" style:font-size-complex="12pt"/>
    </style:style>
    <style:style style:name="P27" style:family="paragraph" style:parent-style-name="Standard">
      <style:text-properties fo:font-size="12pt" officeooo:rsid="00333c06" officeooo:paragraph-rsid="00333c06" style:font-size-asian="10.5pt" style:font-size-complex="12pt"/>
    </style:style>
    <style:style style:name="P28" style:family="paragraph" style:parent-style-name="Standard">
      <style:text-properties fo:font-size="12pt" officeooo:rsid="0033c647" officeooo:paragraph-rsid="0033c647" style:font-size-asian="10.5pt" style:font-size-complex="12pt"/>
    </style:style>
    <style:style style:name="P29" style:family="paragraph" style:parent-style-name="Standard">
      <style:text-properties fo:font-size="12pt" officeooo:rsid="003402d8" officeooo:paragraph-rsid="003402d8" style:font-size-asian="10.5pt" style:font-size-complex="12pt"/>
    </style:style>
    <style:style style:name="P30" style:family="paragraph" style:parent-style-name="Standard">
      <style:text-properties fo:font-size="12pt" officeooo:rsid="0036024a" officeooo:paragraph-rsid="0036024a" style:font-size-asian="10.5pt" style:font-size-complex="12pt"/>
    </style:style>
    <style:style style:name="P31" style:family="paragraph" style:parent-style-name="Standard">
      <style:text-properties fo:font-size="12pt" officeooo:rsid="0037f02e" officeooo:paragraph-rsid="0037f02e" style:font-size-asian="10.5pt" style:font-size-complex="12pt"/>
    </style:style>
    <style:style style:name="T1" style:family="text">
      <style:text-properties officeooo:rsid="000c96bc"/>
    </style:style>
    <style:style style:name="T2" style:family="text">
      <style:text-properties officeooo:rsid="000f3dda"/>
    </style:style>
    <style:style style:name="T3" style:family="text">
      <style:text-properties officeooo:rsid="00161972"/>
    </style:style>
    <style:style style:name="T4" style:family="text">
      <style:text-properties officeooo:rsid="0016f0fa"/>
    </style:style>
    <style:style style:name="T5" style:family="text">
      <style:text-properties officeooo:rsid="001cc436"/>
    </style:style>
    <style:style style:name="T6" style:family="text">
      <style:text-properties officeooo:rsid="0021a90b"/>
    </style:style>
    <style:style style:name="T7" style:family="text">
      <style:text-properties officeooo:rsid="0024d7bd"/>
    </style:style>
    <style:style style:name="T8" style:family="text">
      <style:text-properties officeooo:rsid="0029ed4a"/>
    </style:style>
    <style:style style:name="T9" style:family="text">
      <style:text-properties officeooo:rsid="002bc5aa"/>
    </style:style>
    <style:style style:name="T10" style:family="text">
      <style:text-properties officeooo:rsid="002db5b9"/>
    </style:style>
    <style:style style:name="T11" style:family="text">
      <style:text-properties officeooo:rsid="002f54b3"/>
    </style:style>
    <style:style style:name="T12" style:family="text">
      <style:text-properties officeooo:rsid="0031fef6"/>
    </style:style>
    <style:style style:name="T13" style:family="text">
      <style:text-properties officeooo:rsid="0036024a"/>
    </style:style>
    <style:style style:name="T14" style:family="text">
      <style:text-properties officeooo:rsid="0038787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<text:span text:style-name="T1">s</text:span> biology</text:p>
      <text:p text:style-name="P1"/>
      <text:p text:style-name="P2">La causa i efecte de les coses no sempre està clar</text:p>
      <text:p text:style-name="P2">Hi ha temes de feedback, pathways i coses que convergen i cal conèixer-les totes per poder entendre què passa i com passa. </text:p>
      <text:p text:style-name="P2"/>
      <text:p text:style-name="P2">Necessitem eines per millorar la nostra intuició: una bomba d’intuició (?) <text:span text:style-name="T2">mates lol</text:span></text:p>
      <text:p text:style-name="P2"/>
      <text:p text:style-name="P3">Models matemàtics per entendre els sistemes vius. </text:p>
      <text:p text:style-name="P3"/>
      <text:p text:style-name="P12">participation in qa forum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odels bàsics </text:p>
      <text:p text:style-name="P5"/>
      <text:p text:style-name="P5">Mass action kinetics </text:p>
      <text:p text:style-name="P5"/>
      <text:p text:style-name="P5">Una cèl·lula funciona gràcies a un conjunt de reaccions bioquímiques </text:p>
      <text:p text:style-name="P6">Per fer coses només necessitem saber que A + B -&gt; C </text:p>
      <text:p text:style-name="P6"><text:tab/><text:tab/><text:tab/><text:tab/><text:tab/><text:tab/> <text:s/>K </text:p>
      <text:p text:style-name="P6"/>
      <text:p text:style-name="P6">Llei d’acció de massa: <text:span text:style-name="T3">el ratio al qual es produeix el producte com una </text:span><text:span text:style-name="T4">derivada</text:span></text:p>
      <text:p text:style-name="P6"/>
      <text:p text:style-name="P7">dx/dt (d = variació molt petita) </text:p>
      <text:p text:style-name="P7">dc/dt (velocitat a la qual c es produeix (rate) (concentració / temps) (nM/s))</text:p>
      <text:p text:style-name="P7"/>
      <text:p text:style-name="P7"/>
      <text:p text:style-name="P8">La velocitat a la qual es produeix C és proporcional a la concentració de A i B </text:p>
      <text:p text:style-name="P8">dc/dt = kAB </text:p>
      <text:p text:style-name="P8"/>
      <text:p text:style-name="P9">dA/dt = -kAB</text:p>
      <text:p text:style-name="P10">(la velocitat de formació sempre és la mateixa, el que canvia és el que busquem) </text:p>
      <text:p text:style-name="P10"/>
      <text:p text:style-name="P10"/>
      <text:p text:style-name="P10"/>
      <text:p text:style-name="P10">2A + B -&gt; C</text:p>
      <text:p text:style-name="P10">dA/dt = -2KA<text:span text:style-name="T5">2</text:span>B</text:p>
      <text:p text:style-name="P11">dc/dt = KA^2B</text:p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Classe 2:</text:p>
      <text:p text:style-name="P14">1.2 Constitutive gene expression</text:p>
      <text:p text:style-name="P15">Genes that are expressed all the time </text:p>
      <text:p text:style-name="P15"/>
      <text:p text:style-name="P16">D + R (RNA polimerasa) -&gt; P (protein) + D + R <text:s/></text:p>
      <text:p text:style-name="P16">(DNA) </text:p>
      <text:p text:style-name="P16">(promoter) </text:p>
      <text:p text:style-name="P16"/>
      <text:p text:style-name="P16"><text:s/>//// <text:span text:style-name="T6">nothing -&gt; P (constitutive gene expression) </text:span></text:p>
      <text:p text:style-name="P16"/>
      <text:p text:style-name="P17">dp/dt = KDR, where it is a constant. -&gt; alfa </text:p>
      <text:p text:style-name="P17"/>
      <text:p text:style-name="P18">dp/dt = alfa x^0 = alfa </text:p>
      <text:p text:style-name="P18"/>
      <text:p text:style-name="P19">La proteïna es produeix a una velocitat constant, <text:span text:style-name="T7">i per tant augmenta a una velocitat constant. </text:span></text:p>
      <text:p text:style-name="P19"><text:span text:style-name="T7">Y = x </text:span><text:s/></text:p>
      <text:p text:style-name="P18"/>
      <text:p text:style-name="P20">de tota manera altres coses passen a P, com ara la seva degradació </text:p>
      <text:p text:style-name="P20"/>
      <text:p text:style-name="P20"/>
      <text:p text:style-name="P20">nothing -&gt; P (at an alfa expression rate</text:p>
      <text:p text:style-name="P20">P -&gt; nothing (at a delta decay rate) </text:p>
      <text:p text:style-name="P20"/>
      <text:p text:style-name="P20"/>
      <text:p text:style-name="P20">dp/dt = alfa -&gt; dp/dt = alfa - delta x P nm/s</text:p>
      <text:p text:style-name="P20"/>
      <text:p text:style-name="P20">alfa = nm/s</text:p>
      <text:p text:style-name="P20">delta = <text:span text:style-name="T9">1</text:span>/s</text:p>
      <text:p text:style-name="P20">p = nm</text:p>
      <text:p text:style-name="P20"/>
      <text:p text:style-name="P21">1 nanomolar a e-coli. </text:p>
      <text:p text:style-name="P21"/>
      <text:p text:style-name="P22">cel·lula ecoli = 1 micra</text:p>
      <text:p text:style-name="P22"/>
      <text:p text:style-name="P22">volum ecoli = 1micromolar cubre</text:p>
      <text:p text:style-name="P22">10⁻⁹ M = 1nm </text:p>
      <text:p text:style-name="P22"/>
      <text:p text:style-name="P23">en cas de ye<text:span text:style-name="T8">a</text:span>st, es un pm. </text:p>
      <text:p text:style-name="P24">Mamifer = 0.1pm </text:p>
      <text:p text:style-name="P24"/>
      <text:p text:style-name="P24"/>
      <text:p text:style-name="P24"/>
      <text:p text:style-name="P25">dos maneres en les quals la concentració de la proteïna pot disminuir </text:p>
      <text:p text:style-name="P25">- les proteïnes es desnaturalitzen de forma natural <text:span text:style-name="T10">(degradació) </text:span></text:p>
      <text:p text:style-name="P25">- <text:span text:style-name="T11">es poden dilucionar </text:span></text:p>
      <text:p text:style-name="P25"/>
      <text:p text:style-name="P26">unstable = high </text:p>
      <text:p text:style-name="P26"/>
      <text:p text:style-name="P26">cells proliferate quickly: dilution rate is high </text:p>
      <text:p text:style-name="P26"/>
      <text:p text:style-name="P26"/>
      <text:p text:style-name="P26"/>
      <text:p text:style-name="P26"><text:soft-page-break/>no decay: y = x // <text:span text:style-name="T12">dp/dt = alfa</text:span></text:p>
      <text:p text:style-name="P26"/>
      <text:p text:style-name="P26">decay: <text:span text:style-name="T12">dp/dt = alfa - pdelta </text:span></text:p>
      <text:p text:style-name="P26"/>
      <text:p text:style-name="P27">a/d(1-e⁻dx) </text:p>
      <text:p text:style-name="P27"/>
      <text:p text:style-name="P28">dp/dt = alfa - p delta </text:p>
      <text:p text:style-name="P30"/>
      <text:p text:style-name="P30">com és una derivada: </text:p>
      <text:p text:style-name="P29">p* = alfa / delta: <text:span text:style-name="T13">el punt en el qual hi ha un equilibri entre la síntesi i la degradació </text:span><text:span text:style-name="T14">(equilibri en la concentració: producció i degradació és la mateixa) </text:span></text:p>
      <text:p text:style-name="P30">speed positive in the first region, negative in the second </text:p>
      <text:p text:style-name="P30">positiu: concentració augmenta; negatiu, disminueix </text:p>
      <text:p text:style-name="P30"/>
      <text:p text:style-name="P30"/>
      <text:p text:style-name="P31"><draw:frame draw:style-name="fr1" draw:name="Objeto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(aixo es la derivada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8:32:36.217505007</meta:creation-date>
    <dc:date>2025-01-09T11:46:11.612805920</dc:date>
    <meta:editing-duration>PT4H8M50S</meta:editing-duration>
    <meta:editing-cycles>46</meta:editing-cycles>
    <meta:generator>LibreOffice/24.2.7.2$Linux_X86_64 LibreOffice_project/420$Build-2</meta:generator>
    <meta:document-statistic meta:table-count="0" meta:image-count="0" meta:object-count="1" meta:page-count="4" meta:paragraph-count="60" meta:word-count="428" meta:character-count="2274" meta:non-whitespace-character-count="185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152cm" svg:y="0.378cm" svg:width="11.131cm" svg:height="8.2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